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officeooo:paragraph-rsid="00164b1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solid" style:text-underline-width="auto" style:text-underline-color="font-color" fo:font-weight="normal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paragraph-rsid="000a673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1c42b3" officeooo:paragraph-rsid="001c42b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22pt" fo:letter-spacing="normal" fo:font-style="normal" fo:font-weight="normal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8pt" fo:letter-spacing="normal" fo:font-style="normal" fo:font-weight="normal" officeooo:rsid="000a6739" officeooo:paragraph-rsid="000a6739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0pt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font-size-asian="10.5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344b53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344d3a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e0821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c42b3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35e818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dd923" officeooo:paragraph-rsid="001dd923" style:font-size-asian="8.75pt" style:font-size-complex="10pt"/>
    </style:style>
    <style:style style:name="P2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paragraph-rsid="0035e818" style:font-size-asian="8.75pt" style:font-size-complex="10pt"/>
    </style:style>
    <style:style style:name="P2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paragraph-rsid="0031e8c6" style:font-size-asian="8.75pt" style:font-size-complex="10pt"/>
    </style:style>
    <style:style style:name="P2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P25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P2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officeooo:paragraph-rsid="000e7b52" style:font-size-asian="8.75pt" style:font-size-complex="10pt"/>
    </style:style>
    <style:style style:name="P2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8.75pt" style:font-size-complex="10pt"/>
    </style:style>
    <style:style style:name="P28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8.75pt" style:font-size-complex="10pt"/>
    </style:style>
    <style:style style:name="P29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8.75pt" style:font-size-complex="10pt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/>
    </style:style>
    <style:style style:name="P31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 officeooo:paragraph-rsid="00164b1d"/>
    </style:style>
    <style:style style:name="P32" style:family="paragraph" style:parent-style-name="Standard" style:list-style-name="L6">
      <style:paragraph-properties fo:text-align="start" style:justify-single-word="false"/>
      <style:text-properties fo:color="#000000" loext:opacity="100%" style:font-name="Times New Roman"/>
    </style:style>
    <style:style style:name="P33" style:family="paragraph" style:parent-style-name="Standard" style:list-style-name="L7">
      <style:paragraph-properties fo:text-align="start" style:justify-single-word="false"/>
      <style:text-properties fo:color="#000000" loext:opacity="100%" style:font-name="Times New Roman" fo:font-size="10pt" fo:font-style="italic" officeooo:paragraph-rsid="000fab28" style:font-size-asian="10pt" style:font-style-asian="italic" style:font-size-complex="10pt" style:font-style-complex="italic"/>
    </style:style>
    <style:style style:name="P34" style:family="paragraph" style:parent-style-name="Standard" style:list-style-name="L7">
      <style:paragraph-properties fo:text-align="start" style:justify-single-word="false"/>
      <style:text-properties fo:color="#000000" loext:opacity="100%" style:font-name="Times New Roman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font-size="10pt" fo:letter-spacing="normal" fo:font-style="normal" fo:font-weight="normal" officeooo:rsid="001c42b3" style:font-size-asian="10pt" style:font-size-complex="10pt"/>
    </style:style>
    <style:style style:name="T5" style:family="text">
      <style:text-properties fo:font-variant="normal" fo:text-transform="none" fo:font-size="10pt" fo:letter-spacing="normal" fo:font-style="normal" fo:font-weight="normal" officeooo:rsid="001d461b" style:font-size-asian="10pt" style:font-size-complex="10pt"/>
    </style:style>
    <style:style style:name="T6" style:family="text">
      <style:text-properties fo:font-variant="normal" fo:text-transform="none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7" style:family="text">
      <style:text-properties fo:font-variant="normal" fo:text-transform="none" fo:font-size="10pt" fo:letter-spacing="normal" fo:font-style="italic" fo:font-weight="normal" style:font-size-asian="8.75pt" style:font-style-asian="italic" style:font-size-complex="10pt" style:font-style-complex="italic"/>
    </style:style>
    <style:style style:name="T8" style:family="text">
      <style:text-properties fo:font-variant="normal" fo:text-transform="none" fo:font-size="10pt" fo:letter-spacing="normal" fo:font-style="italic" fo:font-weight="normal" style:font-size-asian="10pt" style:font-size-complex="10pt"/>
    </style:style>
    <style:style style:name="T9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style:font-size-asian="8.75pt" style:font-size-complex="10pt"/>
    </style:style>
    <style:style style:name="T10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dd923" style:font-size-asian="8.75pt" style:font-size-complex="10pt"/>
    </style:style>
    <style:style style:name="T11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c42b3" style:font-size-asian="8.75pt" style:font-size-complex="10pt"/>
    </style:style>
    <style:style style:name="T12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e0821" style:font-size-asian="8.75pt" style:font-size-complex="10pt"/>
    </style:style>
    <style:style style:name="T13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1f3c6c" style:font-size-asian="8.75pt" style:font-size-complex="10pt"/>
    </style:style>
    <style:style style:name="T14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1d06d" style:font-size-asian="8.75pt" style:font-size-complex="10pt"/>
    </style:style>
    <style:style style:name="T15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48d55" style:font-size-asian="8.75pt" style:font-size-complex="10pt"/>
    </style:style>
    <style:style style:name="T16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68c93" style:font-size-asian="8.75pt" style:font-size-complex="10pt"/>
    </style:style>
    <style:style style:name="T17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6e4a9" style:font-size-asian="8.75pt" style:font-size-complex="10pt"/>
    </style:style>
    <style:style style:name="T18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2f7f8f" style:font-size-asian="8.75pt" style:font-size-complex="10pt"/>
    </style:style>
    <style:style style:name="T19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0c588" style:font-size-asian="8.75pt" style:font-size-complex="10pt"/>
    </style:style>
    <style:style style:name="T20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1e8c6" style:font-size-asian="8.75pt" style:font-size-complex="10pt"/>
    </style:style>
    <style:style style:name="T21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44b53" style:font-size-asian="8.75pt" style:font-size-complex="10pt"/>
    </style:style>
    <style:style style:name="T22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44d3a" style:font-size-asian="8.75pt" style:font-size-complex="10pt"/>
    </style:style>
    <style:style style:name="T23" style:family="text">
      <style:text-properties fo:font-variant="normal" fo:text-transform="none" fo:color="#000000" loext:opacity="100%" style:font-name="Times New Roman" fo:font-size="10pt" fo:letter-spacing="normal" fo:font-style="normal" style:text-underline-style="none" fo:font-weight="normal" officeooo:rsid="0035e818" style:font-size-asian="8.75pt" style:font-size-complex="10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d48f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0b5b5a"/>
    </style:style>
    <style:style style:name="T28" style:family="text">
      <style:text-properties officeooo:rsid="000d48fc"/>
    </style:style>
    <style:style style:name="T29" style:family="text">
      <style:text-properties officeooo:rsid="000fab28"/>
    </style:style>
    <style:style style:name="T30" style:family="text">
      <style:text-properties fo:font-style="normal" officeooo:rsid="000fab28" style:font-style-asian="normal" style:font-style-complex="normal"/>
    </style:style>
    <style:style style:name="T31" style:family="text">
      <style:text-properties fo:font-style="normal" fo:font-weight="bold" officeooo:rsid="000fab28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officeooo:rsid="000fab28" style:font-style-asian="normal" style:font-weight-asian="normal" style:font-style-complex="normal" style:font-weight-complex="normal"/>
    </style:style>
    <style:style style:name="T33" style:family="text">
      <style:text-properties officeooo:rsid="00111db9"/>
    </style:style>
    <style:style style:name="T34" style:family="text">
      <style:text-properties officeooo:rsid="0013318c"/>
    </style:style>
    <style:style style:name="T35" style:family="text">
      <style:text-properties officeooo:rsid="00159c40"/>
    </style:style>
    <style:style style:name="T36" style:family="text">
      <style:text-properties officeooo:rsid="0022e14b"/>
    </style:style>
    <style:style style:name="T37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38" style:family="text">
      <style:text-properties style:font-size-asian="10pt"/>
    </style:style>
    <style:style style:name="T39" style:family="text">
      <style:text-properties officeooo:rsid="00344b53"/>
    </style:style>
    <style:style style:name="T40" style:family="text">
      <style:text-properties officeooo:rsid="00344d3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XWELL SAYLES</text:p>
      <text:p text:style-name="P12">http://www.linkedin.com/in/maxwellsayles</text:p>
      <text:p text:style-name="P12">https://github.com/maxwellsayles</text:p>
      <text:p text:style-name="P12">maxwellsayles@gmail.com</text:p>
      <text:p text:style-name="P7"/>
      <text:p text:style-name="P4"/>
      <text:p text:style-name="P9">FACEBOOK <text:s text:c="116"/>SEP 2013 – <text:span text:style-name="T39">SEP 2021</text:span></text:p>
      <text:p text:style-name="P4"/>
      <text:list xml:id="list2399486633" text:style-name="L1">
        <text:list-item>
          <text:p text:style-name="P16"><text:span text:style-name="T21">Cross</text:span><text:span text:style-name="T10"> </text:span><text:span text:style-name="T21">Site</text:span><text:span text:style-name="T10"> </text:span><text:span text:style-name="T18">Lead for interviewer training and continuous calibration: </text:span><text:span text:style-name="T10">Produce and maintain training material, and train others to present t</text:span><text:span text:style-name="T19">his</text:span><text:span text:style-name="T10"> material. </text:span><text:span text:style-name="T22">Seattle group lead to assess </text:span><text:span text:style-name="T21">calibrated interviewers </text:span><text:span text:style-name="T23">who</text:span><text:span text:style-name="T21"> reverse shadow the interviewing process. </text:span><text:span text:style-name="T10">O</text:span><text:span text:style-name="T16">perate</text:span><text:span text:style-name="T10"> the interviewer feedback on feedback program </text:span><text:span text:style-name="T13">to </text:span><text:span text:style-name="T10">continously evaluate interviewers </text:span><text:span text:style-name="T14">and give </text:span><text:span text:style-name="T10">constructive feedback t</text:span><text:span text:style-name="T14">o </text:span><text:span text:style-name="T22">the </text:span><text:span text:style-name="T10">interviewing population.</text:span></text:p>
        </text:list-item>
        <text:list-item>
          <text:p text:style-name="P17"><text:span text:style-name="T10">M</text:span><text:span text:style-name="T14">ember of Loop Approval </text:span><text:span text:style-name="T22">and Candidate Debrief</text:span><text:span text:style-name="T14">: Evaluate candidate screen</text:span><text:span text:style-name="T17">ing</text:span><text:span text:style-name="T14"> feedback to establish the interview loop structure</text:span><text:span text:style-name="T22">. Active participant i</text:span><text:span text:style-name="T14">n </text:span><text:span text:style-name="T22">the first level hiring committee</text:span><text:span text:style-name="T14">. </text:span></text:p>
        </text:list-item>
        <text:list-item>
          <text:p text:style-name="P21">Ownership Products (Hack, ES7/React/Relay, GraphQL): <text:span text:style-name="T40">Engineering </text:span><text:span text:style-name="T36">L</text:span>ead <text:span text:style-name="T40">on 3 </text:span>team<text:span text:style-name="T40">s </text:span>of <text:span text:style-name="T40">11</text:span> engineers to build the product suite that manages the ownership life cycle of artifacts produced by Facebook employees. <text:span text:style-name="T40">Work directly with PMs, TPMs, design, and content management to set direction and strategy. Work with EMs to hire and grow teams.</text:span></text:p>
        </text:list-item>
        <text:list-item>
          <text:p text:style-name="P21">Products for candidate evaluation, new hire, and career growth (Hack, ES7/React/Relay, GraphQL): <text:span text:style-name="T40">Engineering </text:span>Lead <text:span text:style-name="T40">on </text:span>a team of 6 engineers to build the product suite to enable candidate evaluation, employee mobility <text:span text:style-name="T40">and growth</text:span>, and team selection. </text:p>
        </text:list-item>
        <text:list-item>
          <text:p text:style-name="P18"><text:span text:style-name="T10">Service auto-scaling and efficiency (Hack, Python, C++11): </text:span><text:span text:style-name="T22">Engineer to build from the ground up a</text:span><text:span text:style-name="T15"> </text:span><text:span text:style-name="T10">service to enable backend service auto-scaling based on load, </text:span><text:span text:style-name="T12">host capacity, and redudancy.</text:span></text:p>
        </text:list-item>
        <text:list-item>
          <text:p text:style-name="P18"><text:span text:style-name="T12">Key/Value Storage (C++11, Python, Hack): </text:span><text:span text:style-name="T22">This is the common Paxos based DHT. </text:span><text:span text:style-name="T12">Highly available, fault tolerant, persistent, and distributed globally available storage. Design and implement </text:span><text:span text:style-name="T23">the</text:span><text:span text:style-name="T15"> </text:span><text:span text:style-name="T12">multi-tenancy </text:span><text:span text:style-name="T15">service and migrate existing single tenant services</text:span><text:span text:style-name="T12">.</text:span></text:p>
        </text:list-item>
        <text:list-item>
          <text:p text:style-name="P19"><text:span text:style-name="T11">Graph indexing framework (H</text:span><text:span text:style-name="T12">ack, C++11</text:span><text:span text:style-name="T11">): </text:span><text:span text:style-name="T23">Engineering </text:span><text:span text:style-name="T12">Lead </text:span><text:span text:style-name="T23">for </text:span><text:span text:style-name="T12">a team of 3 engineers to build the client framework for </text:span><text:span text:style-name="T19">the</text:span><text:span text:style-name="T12"> graph indexing service </text:span><text:span text:style-name="T19">at Facebook</text:span><text:span text:style-name="T12">.</text:span></text:p>
        </text:list-item>
      </text:list>
      <text:p text:style-name="P4"/>
      <text:p text:style-name="P8">GOOGLE <text:s text:c="120"/>FEB 2011 – AUG 2012</text:p>
      <text:p text:style-name="P5"/>
      <text:list xml:id="list3721891233" text:style-name="L2">
        <text:list-item>
          <text:p text:style-name="P20"><text:span text:style-name="T20">YouTube</text:span><text:span text:style-name="T9"> media player for devices (FLV and MP4 parsing for H.264 and AAC decoding).</text:span></text:p>
        </text:list-item>
        <text:list-item>
          <text:p text:style-name="P22">YouTube Leanback –<text:span text:style-name="T33"> </text:span>http://youtube.com/leanback <text:span text:style-name="T33">(</text:span>ActionScript 3, JavaScript, HTML5<text:span text:style-name="T33">)</text:span>.</text:p>
        </text:list-item>
        <text:list-item>
          <text:p text:style-name="P22">Face blurring for YouTube video editor and Google maps street view <text:span text:style-name="T34">(C++, MapReduce)</text:span>.</text:p>
        </text:list-item>
        <text:list-item>
          <text:p text:style-name="P23">YouTube transcoder backend (Python, C++, and Google Configuration Language).</text:p>
        </text:list-item>
      </text:list>
      <text:p text:style-name="P1"/>
      <text:p text:style-name="P10">STANDARD INTEGRATED ELECTRONICS <text:s text:c="60"/>NOV 2007 – DEC 2008</text:p>
      <text:p text:style-name="P1"/>
      <text:list xml:id="list986381557" text:style-name="L3">
        <text:list-item>
          <text:p text:style-name="P24">Real time MPEG-4 video re-encoder as a network gateway device (C++).</text:p>
        </text:list-item>
        <text:list-item>
          <text:p text:style-name="P24">E-commerce back end using Moneris for point of sale (C++, PHP).</text:p>
        </text:list-item>
        <text:list-item>
          <text:p text:style-name="P24">Web deployed 3D simulations (C++, Ogre3D).</text:p>
        </text:list-item>
      </text:list>
      <text:p text:style-name="P1"/>
      <text:p text:style-name="P10">SYMANTEC <text:s text:c="115"/>FEB 2005 – JAN 2007</text:p>
      <text:p text:style-name="P1"/>
      <text:list xml:id="list123105667399602" text:continue-numbering="true" text:style-name="L3">
        <text:list-item>
          <text:p text:style-name="P24">Attack Quarantine System: honey pots to ensnare malicious code (VMware, <text:span text:style-name="T35">Linux</text:span>, Perl, and MS-SQL).</text:p>
        </text:list-item>
        <text:list-item>
          <text:p text:style-name="P24">LophtCrack 5: password auditing for Windows LM passwords and Linux MD5 passwords <text:span text:style-name="T35">(C++, x86 Assembler)</text:span>.</text:p>
        </text:list-item>
        <text:list-item>
          <text:p text:style-name="P24">Datafeeds: MS-SQL data replication using differential journals, XML, and Web services (C#).</text:p>
        </text:list-item>
        <text:list-item>
          <text:p text:style-name="P24">Threat Management Systems: an early warning system (Web services, C#, MS-SQL).</text:p>
        </text:list-item>
      </text:list>
      <text:p text:style-name="P1"/>
      <text:p text:style-name="P10">NINTENDO OF AMERICA <text:s text:c="91"/>AUG 1995 – JUN 1999</text:p>
      <text:p text:style-name="P10"/>
      <text:list xml:id="list123105794347566" text:continue-numbering="true" text:style-name="L3">
        <text:list-item>
          <text:p text:style-name="P30"><text:span text:style-name="T8">The New Tetris </text:span><text:span text:style-name="T3">for the Nintendo 64, released on August 4, 1999.</text:span></text:p>
        </text:list-item>
        <text:list-item>
          <text:p text:style-name="P31"><text:span text:style-name="T8">Tetrisphere </text:span><text:span text:style-name="T3">for the Nintendo 64, released on August 17, 1997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6"><text:s/></text:span><text:span text:style-name="T37">EDUCATION</text:span></text:p>
      <text:p text:style-name="P13"/>
      <text:p text:style-name="P14">UNIVERSITY OF CALGARY <text:s text:c="47"/>SEP 1999 – MAY 2005, JAN 2008 – <text:span text:style-name="T27">MAY 2013</text:span></text:p>
      <text:p text:style-name="P3"/>
      <text:list xml:id="list581288715" text:style-name="L4">
        <text:list-item>
          <text:p text:style-name="P26">Master of Science in Computer Science. <text:s/><text:span text:style-name="T28">Focus on</text:span> <text:span text:style-name="T28">c</text:span>omputational <text:span text:style-name="T28">n</text:span>umber <text:span text:style-name="T28">t</text:span>heory, <text:span text:style-name="T27">with thesis and defense. <text:s/></text:span><text:span text:style-name="T24">Improved </text:span><text:span text:style-name="T25">Arithmetic </text:span><text:span text:style-name="T24">in the </text:span><text:span text:style-name="T25">I</text:span><text:span text:style-name="T24">deal </text:span><text:span text:style-name="T25">C</text:span><text:span text:style-name="T24">lass </text:span><text:span text:style-name="T25">G</text:span><text:span text:style-name="T24">roup of </text:span><text:span text:style-name="T25">I</text:span><text:span text:style-name="T24">maginary </text:span><text:span text:style-name="T25">Q</text:span><text:span text:style-name="T24">uadratic </text:span><text:span text:style-name="T25">Number F</text:span><text:span text:style-name="T24">ields with an </text:span><text:span text:style-name="T25">A</text:span><text:span text:style-name="T24">pplication to </text:span><text:span text:style-name="T25">I</text:span><text:span text:style-name="T24">nteger </text:span><text:span text:style-name="T25">F</text:span><text:span text:style-name="T24">actoring</text:span>.</text:p>
        </text:list-item>
        <text:list-item>
          <text:p text:style-name="P27">Bachelor of Arts with distinction in 2005: majored in Philosophy, with a minor in Religious Studies and Anthropology. <text:span text:style-name="T38">Received the medallion for highest academic proficiency (GPA) in the department of Philosophy.</text:span></text:p>
        </text:list-item>
      </text:list>
      <text:list xml:id="list115296536" text:style-name="L5">
        <text:list-header>
          <text:p text:style-name="P28"/>
        </text:list-header>
      </text:list>
      <text:p text:style-name="P6">AWARDS</text:p>
      <text:p text:style-name="P3"/>
      <text:list xml:id="list4031593789" text:style-name="L6">
        <text:list-item>
          <text:p text:style-name="P32"><text:span text:style-name="T2">2011 –</text:span><text:span text:style-name="T3"> NSERC CGS-D ($105,000 CAD) and department research award ($8,000 CAD) – </text:span><text:span text:style-name="T5">both awarded but </text:span><text:span text:style-name="T4">declined.</text:span></text:p>
        </text:list-item>
        <text:list-item>
          <text:p text:style-name="P29">2009 – NSERC CGS-M ($17,500 CAD), iCORE top-up ($12,300 CAD), and department research award ($8,000 CAD).</text:p>
        </text:list-item>
        <text:list-item>
          <text:p text:style-name="P32"><text:span text:style-name="T2">2008 – Teaching award for </text:span><text:span text:style-name="T7">Design and Analysis of Algorithms I</text:span><text:span text:style-name="T2"> (CPSC413) in Fall 2008.</text:span></text:p>
        </text:list-item>
        <text:list-item>
          <text:p text:style-name="P29">2006 – Four A++ awards ($10,000 CAD) at Symantec.</text:p>
        </text:list-item>
        <text:list-item>
          <text:p text:style-name="P29">2005 – Award for highest academic proficiency (GPA) in the department of Philosophy at the University of Calgary.</text:p>
        </text:list-item>
        <text:list-item>
          <text:p text:style-name="P29">2004 – First place ($3000 CAD) at the Annual Calgary Technology Center Programming Competition.</text:p>
        </text:list-item>
        <text:list-item>
          <text:p text:style-name="P29">2003 – Rhoda F. Blythe Philosophy Undergraduate Scholarship ($1800 CAD).</text:p>
        </text:list-item>
        <text:list-item>
          <text:p text:style-name="P25"><text:s text:c="9"/>– Owen Family Scholarship ($500 CAD).</text:p>
        </text:list-item>
        <text:list-item>
          <text:p text:style-name="P25">2000 – Jason Lang Scholarship ($1000 CAD).</text:p>
        </text:list-item>
      </text:list>
      <text:p text:style-name="P1"/>
      <text:p text:style-name="P3"/>
      <text:p text:style-name="P6">PUBLICATIONS</text:p>
      <text:p text:style-name="P3"/>
      <text:list xml:id="list3922268320" text:style-name="L7">
        <text:list-item>
          <text:p text:style-name="P33"><text:span text:style-name="T29">Improved Arithmetic in the Ideal Class Group of Imaginary Quadratic Number Fields with an Application to Integer Factoring.</text:span><text:span text:style-name="T30"> </text:span><text:span text:style-name="T31">M. Sayles</text:span><text:span text:style-name="T32">. Master's thesis, University of Calgary, May 2013.</text:span></text:p>
        </text:list-item>
        <text:list-item>
          <text:p text:style-name="P34"><text:span text:style-name="T24">SwarmArt: Interactive Art from Swarm Intelligence.</text:span> <text:span text:style-name="T1">J. Boyd, G. Hushlak, C. Jacob, </text:span><text:span text:style-name="T26">M. Sayles</text:span><text:span text:style-name="T1">, P. Nuytten. Leonardo. Volume 40, Number 3, June 2007: 248-254.</text:span></text:p>
        </text:list-item>
        <text:list-item>
          <text:p text:style-name="P34"><text:span text:style-name="T24">SwarmArt: Interactive Art from Swarm Intelligence.</text:span> <text:span text:style-name="T1">J. Boyd, G. Hushlak, C. Jacob, </text:span><text:span text:style-name="T26">M. Sayles</text:span><text:span text:style-name="T1">, P. Nuytten. Proceedings of the 12th ACM International Conference on Multimedia, October 12-14, 2004, New York, NY, USA. ACM Press: 628-635.</text:span></text:p>
        </text:list-item>
        <text:list-item>
          <text:p text:style-name="P34"><text:span text:style-name="T24">Internet broadcasting of hockey: a scale prototype.</text:span> <text:span text:style-name="T1">J. Boyd, </text:span><text:span text:style-name="T26">M. Sayles</text:span><text:span text:style-name="T1">, L. Olsen, P. Tarjan. SPIE Internet Imaging V, January 2004, Santa Jose, CA: 193-201.</text:span></text:p>
        </text:list-item>
        <text:list-item>
          <text:p text:style-name="P34"><text:span text:style-name="T24">Content Description Servers for Networked Video Surveillance.</text:span> <text:span text:style-name="T1">J. Boyd, </text:span><text:span text:style-name="T26">M. Sayles</text:span><text:span text:style-name="T1">, L. Olsen, P. Tarjan. ITCC (1) 2004: 798-803.</text:span></text:p>
        </text:list-item>
        <text:list-item>
          <text:p text:style-name="P34"><text:span text:style-name="T24">Camera Interaction through CaML Video Information Sensors.</text:span> <text:span text:style-name="T1">J. Boyd, N. Kendrick, L. Olsen, </text:span><text:span text:style-name="T26">M. Sayles</text:span><text:span text:style-name="T1">, P. Tarjan.</text:span> <text:span text:style-name="T1">IS 2003 - 13th Annual Canadian Conference on Intelligent Systems: 28.</text:span></text:p>
        </text:list-item>
        <text:list-item>
          <text:p text:style-name="P34"><text:span text:style-name="T24">CaML: Camera markup language for network interaction.</text:span> <text:span text:style-name="T26">M. Sayles</text:span><text:span text:style-name="T1">, X. Wu, J. Boyd. SPIE Internet Imaging IV, Vol. 5018, January 2003, Santa Clara, CA: 248-256.</text:span></text:p>
        </text:list-item>
        <text:list-item>
          <text:p text:style-name="P34"><text:span text:style-name="T24">Real-Time Video Phase-Locked Loops.</text:span> <text:span text:style-name="T1">J. Boyd, </text:span><text:span text:style-name="T26">M. Sayles</text:span><text:span text:style-name="T1">.</text:span> <text:span text:style-name="T1">ICCV 2001: 742.</text:span>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</meta:initial-creator>
    <meta:creation-date>2011-01-17T22:22:44</meta:creation-date>
    <dc:date>2022-10-17T12:31:05.026392641</dc:date>
    <meta:editing-duration>PT8H15M46S</meta:editing-duration>
    <meta:editing-cycles>213</meta:editing-cycles>
    <meta:generator>LibreOffice/7.3.6.2$Linux_X86_64 LibreOffice_project/30$Build-2</meta:generator>
    <meta:document-statistic meta:table-count="0" meta:image-count="0" meta:object-count="0" meta:page-count="2" meta:paragraph-count="53" meta:word-count="846" meta:character-count="6137" meta:non-whitespace-character-count="4802"/>
  </office:meta>
</office:document-meta>
</file>